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Slab" svg:font-family="'Roboto Slab'" style:font-adornments="Жир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ENT">
      <style:text-properties fo:language="ru" fo:country="RU" officeooo:rsid="01c0cc5b" officeooo:paragraph-rsid="01c0cc5b"/>
    </style:style>
    <style:style style:name="P2" style:family="paragraph" style:parent-style-name="_5f_PARENT">
      <style:text-properties fo:language="ru" fo:country="RU" officeooo:rsid="01c1a04b" officeooo:paragraph-rsid="01c1a04b"/>
    </style:style>
    <style:style style:name="P3" style:family="paragraph" style:parent-style-name="_5f_PARENT">
      <style:text-properties fo:language="ru" fo:country="RU" officeooo:rsid="01c1bfc5" officeooo:paragraph-rsid="01c1bfc5"/>
    </style:style>
    <style:style style:name="T1" style:family="text">
      <style:text-properties fo:language="en" fo:country="US"/>
    </style:style>
    <style:style style:name="T2" style:family="text">
      <style:text-properties officeooo:rsid="01c1a04b"/>
    </style:style>
    <style:style style:name="T3" style:family="text">
      <style:text-properties officeooo:rsid="01c1bfc5"/>
    </style:style>
    <style:style style:name="T4" style:family="text">
      <style:text-properties officeooo:rsid="01c2d3a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span text:style-name="T3">3-й</text:span> <text:span text:style-name="_5f_EMPHASIS">python</text:span> включает модуль <text:span text:style-name="_5f_EMPHASIS">venv</text:span>, установленный в стандартной библиотеке.</text:p>
        <text:p text:style-name="P1">Переходим в нужную рабочую папку и создаем папку с виртуальным софтом.</text:p>
        <text:p text:style-name="_5f_CODE">$ python -m venv env</text:p>
        <text:p text:style-name="P1">Появится папка <text:span text:style-name="_5f_EMPHASIS">env</text:span> в которую будут инсталлироваться пакеты <text:span text:style-name="_5f_EMPHASIS">python</text:span><text:span text:style-name="T1">. </text:span><text:span text:style-name="T2">Чтобы запустить виртуальное окружение нужно предварительно в разрешить выполнение скриптов</text:span></text:p>
        <text:p text:style-name="_5f_CODE">PS C:\Windows\system32&gt; Set-ExecutionPolicy Unrestricted</text:p>
        <text:p text:style-name="_5f_CODE">Изменение политики выполнения</text:p>
        <text:p text:style-name="_5f_CODE">Политика выполнения защищает компьютер от ненадежных сценариев. Изменение политики выполнения может поставить под</text:p>
        <text:p text:style-name="_5f_CODE">угрозу безопасность системы, как описано в разделе справки, вызываемом командой about_Execution_Policies и</text:p>
        <text:p text:style-name="_5f_CODE">расположенном по адресу https:/go.microsoft.com/fwlink/?LinkID=135170 . Вы хотите изменить политику выполнения?</text:p>
        <text:p text:style-name="_5f_CODE">[Y] Да - Y <text:s/>[A] Да для всех - A <text:s/>[N] Нет - N <text:s/>[L] Нет для всех - L <text:s/>[S] Приостановить - S <text:s/>[?] Справка</text:p>
        <text:p text:style-name="_5f_CODE">(значением по умолчанию является "N"):Y</text:p>
        <text:p text:style-name="_5f_CODE">PS C:\Windows\system32&gt;</text:p>
        <text:p text:style-name="P3">Есть ещё команда </text:p>
        <text:p text:style-name="_5f_CODE">Set-ExecutionPolicy RemoteSigned</text:p>
        <text:p text:style-name="P3">Скрипты созданные на локальном компьютере, можно запускать без ограничений, скрипты, загруженные из Интернета - только при наличии цифровой подписи. <text:span text:style-name="T4">Но, не пробывал.</text:span></text:p>
        <text:p text:style-name="P2"><text:span text:style-name="T3">После</text:span> этого можно активировать/деактивировать виртуальную среду</text:p>
        <text:p text:style-name="P2">Активация: из под <text:span text:style-name="_5f_EMPHASIS">Shell</text:span> запускается скрипт <text:span text:style-name="_5f_EMPHASIS">env\Scripts\activate</text:span>, а декативация просто <text:span text:style-name="_5f_EMPHASIS">deactivate</text:span>:</text:p>
        <text:p text:style-name="_5f_CODE">PS C:\flask&gt; env\Scripts\activate</text:p>
        <text:p text:style-name="_5f_CODE">(env) PS C:\flask&gt; deactivate</text:p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Slab" svg:font-family="'Roboto Slab'" style:font-adornments="Жир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18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6pt" fo:font-weight="bold"/>
    </style:style>
    <style:style style:name="_5f_CODE" style:display-name="_CODE" style:family="paragraph" style:parent-style-name="_5f_PARENT" style:master-page-name="">
      <loext:graphic-properties draw:fill="solid" draw:fill-color="#012456"/>
      <style:paragraph-properties fo:margin-left="0.101cm" fo:margin-right="0cm" fo:margin-top="0.199cm" fo:margin-bottom="0.4cm" loext:contextual-spacing="true" fo:text-align="start" style:justify-single-word="false" fo:hyphenation-ladder-count="no-limit" fo:text-indent="0cm" style:auto-text-indent="false" style:page-number="auto" fo:background-color="#012456" fo:padding="0.049cm" fo:border="none">
        <style:tab-stops/>
      </style:paragraph-properties>
      <style:text-properties style:use-window-font-color="true" style:font-name="Roboto Condensed1" fo:font-family="'Roboto Condensed'" style:font-style-name="Жирный" style:font-pitch="variable" fo:font-size="12pt" fo:language="zxx" fo:country="none" fo:font-weight="bold" fo:background-color="transparent" fo:hyphenate="false" fo:hyphenation-remain-char-count="2" fo:hyphenation-push-char-count="2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left="1.199cm" fo:margin-right="0cm" fo:margin-top="0cm" fo:margin-bottom="0.499cm" loext:contextual-spacing="true" fo:text-indent="0cm" style:auto-text-indent="false" fo:background-color="transparent" fo:padding="0.049cm" fo:border-left="none" fo:border-right="none" fo:border-top="none" fo:border-bottom="1.5pt solid #ff3333"/>
    </style:style>
    <style:style style:name="_5f_LIST" style:display-name="_LIST" style:family="paragraph" style:parent-style-name="_5f_PARENT" style:default-outline-level="" style:list-style-name="List_20_1" style:master-page-name="">
      <style:paragraph-properties fo:margin-left="0.3cm" fo:margin-right="0cm" fo:text-indent="0cm" style:auto-text-indent="false" style:page-number="auto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left="1.199cm" fo:margin-right="0cm" fo:margin-top="0.199cm" fo:margin-bottom="0cm" loext:contextual-spacing="false" fo:text-indent="0cm" style:auto-text-indent="false" style:page-number="auto" fo:padding="0.049cm" fo:border-left="none" fo:border-right="none" fo:border-top="1.5pt solid #ff3333" fo:border-bottom="none">
        <style:tab-stops/>
      </style:paragraph-properties>
      <style:text-properties style:use-window-font-color="true" style:font-name="Roboto1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1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000000" style:font-name="Roboto Slab" fo:font-family="'Roboto Slab'" style:font-style-name="Жирный" style:font-pitch="variable" fo:font-size="11pt" fo:letter-spacing="normal" fo:language="zxx" fo:country="none" fo:font-style="normal" style:text-underline-style="none" fo:font-weight="bold" officeooo:rsid="0142e4dc" fo:background-color="transparent" style:text-scale="100%" loext:padding="0.049cm" loext:border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18</meta:editing-cycles>
    <meta:print-date>1970-01-01T03:00:00</meta:print-date>
    <meta:creation-date>2011-03-09T13:01:00</meta:creation-date>
    <dc:date>2019-05-02T15:45:43.765000000</dc:date>
    <dc:language>ru-RU</dc:language>
    <meta:editing-duration>P2DT12H21M53S</meta:editing-duration>
    <meta:generator>LibreOffice/6.2.2.2$Windows_x86 LibreOffice_project/2b840030fec2aae0fd2658d8d4f9548af4e3518d</meta:generator>
    <meta:document-statistic meta:table-count="0" meta:image-count="0" meta:object-count="0" meta:page-count="1" meta:paragraph-count="19" meta:word-count="170" meta:character-count="1334" meta:non-whitespace-character-count="1177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